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arktable_20_heading_20_1" style:list-style-name="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arktable_20_chapter_20_number">1</text:p>
      <text:p text:style-name="Darktable_20_chapter_20_title">The first chapter</text:p>
      <text:p text:style-name="Darktable_20_text">The chapter introduction or overview.</text:p>
      <text:h text:style-name="P1" text:outline-level="2">Chapter section title</text:h>
      <text:p text:style-name="Text_20_body">The first chapter section text.</text:p>
      <text:h text:style-name="Darktable_20_heading_20_2" text:outline-level="3" text:is-list-header="true">Subsection title</text:h>
      <text:p text:style-name="Text_20_body">Subsection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SimSu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fo:font-size="11pt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99mm" fo:margin-bottom="2.5mm" fo:text-indent="0m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Darktable_20_chapter_20_number" style:display-name="Darktable chapter number" style:family="paragraph" style:parent-style-name="Standard">
      <style:paragraph-properties fo:text-align="end" style:justify-single-word="false"/>
      <style:text-properties style:font-name="Arial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paragraph" style:parent-style-name="Darktable_20_chapter_20_number" style:next-style-name="Text_20_body" style:master-page-name="">
      <style:paragraph-properties fo:margin-top="0mm" fo:margin-bottom="14.99mm" style:page-number="auto"/>
      <style:text-properties fo:font-size="28pt" fo:font-weight="normal" style:font-size-asian="28pt" style:font-weight-asian="normal" style:font-size-complex="28pt" style:font-weight-complex="normal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left="0mm" fo:margin-right="0mm" fo:margin-top="4mm" fo:margin-bottom="1.99mm" fo:hyphenation-ladder-count="no-limit" fo:text-indent="0mm" style:auto-text-indent="false" style:page-number="auto" style:shadow="none" fo:keep-with-next="always"/>
      <style:text-properties fo:color="#333399" style:font-name="Arial" fo:font-size="14pt" fo:language="en" fo:country="GB" fo:font-weight="bold" style:font-size-asian="14pt" style:font-weight-asian="bold" style:font-name-complex="Arial" style:font-size-complex="14pt" style:font-style-complex="italic" style:font-weight-complex="bold" fo:hyphenate="true" fo:hyphenation-remain-char-count="2" fo:hyphenation-push-char-count="2"/>
    </style:style>
    <style:style style:name="List_20_1" style:display-name="List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List_20_3" style:display-name="List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Darktable_20_text" style:display-name="Darktable text" style:family="paragraph" style:parent-style-name="Text_20_body"/>
    <style:style style:name="Darktable_20_preface_20_title" style:display-name="Darktable preface title" style:family="paragraph" style:parent-style-name="Darktable_20_chapter_20_title" style:next-style-name="Darktable_20_text">
      <style:paragraph-properties fo:margin-top="25.4mm" fo:margin-bottom="25.4mm" fo:text-align="center" style:justify-single-word="false"/>
    </style:style>
    <style:style style:name="Darktable_20_heading_20_1" style:display-name="Darktable heading 1" style:family="paragraph" style:parent-style-name="Heading_20_1" style:default-outline-level="2"/>
    <style:style style:name="Darktable_20_heading_20_2" style:display-name="Darktable heading 2" style:family="paragraph" style:parent-style-name="Heading_20_2" style:default-outline-level="3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7T11:03:41</meta:creation-date>
    <meta:editing-duration>PT00H02M19S</meta:editing-duration>
    <meta:editing-cycles>3</meta:editing-cycles>
    <meta:generator>OpenOffice.org/3.2$Linux OpenOffice.org_project/320m12$Build-9483</meta:generator>
    <meta:initial-creator>stefano fornari</meta:initial-creator>
    <dc:date>2011-03-17T11:18:18</dc:date>
    <dc:creator>Stefano Fornari</dc:creator>
    <meta:document-statistic meta:table-count="0" meta:image-count="0" meta:object-count="0" meta:page-count="1" meta:paragraph-count="7" meta:word-count="21" meta:character-count="138"/>
  </office:meta>
</office:document-meta>
</file>